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6.0689in"/>
    </style:style>
    <style:style style:name="co4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3.7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56in"/>
    </style:style>
    <style:style style:name="co8" style:family="table-column">
      <style:table-column-properties fo:break-before="auto" style:column-width="1.1374in"/>
    </style:style>
    <style:style style:name="co9" style:family="table-column">
      <style:table-column-properties fo:break-before="auto" style:column-width="1.8134in"/>
    </style:style>
    <style:style style:name="co10" style:family="table-column">
      <style:table-column-properties fo:break-before="auto" style:column-width="1.9689in"/>
    </style:style>
    <style:style style:name="co11" style:family="table-column">
      <style:table-column-properties fo:break-before="auto" style:column-width="0.6634in"/>
    </style:style>
    <style:style style:name="co12" style:family="table-column">
      <style:table-column-properties fo:break-before="auto" style:column-width="1.6193in"/>
    </style:style>
    <style:style style:name="co13" style:family="table-column">
      <style:table-column-properties fo:break-before="auto" style:column-width="1.3665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15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0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138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 style:data-style-name="N138"/>
    <style:style style:name="ce1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train li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train Designation</text:p>
          </table:table-cell>
          <table:table-cell table:style-name="ce6" office:value-type="string" calcext:value-type="string">
            <text:p>Organism</text:p>
          </table:table-cell>
          <table:table-cell table:style-name="ce6" office:value-type="string" calcext:value-type="string">
            <text:p>Strain Background</text:p>
          </table:table-cell>
          <table:table-cell table:style-name="ce6" office:value-type="string" calcext:value-type="string">
            <text:p>Genotype</text:p>
          </table:table-cell>
          <table:table-cell table:style-name="ce6" office:value-type="string" calcext:value-type="string">
            <text:p>Mark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Z0001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</text:p>
          </table:table-cell>
          <table:table-cell office:value-type="string" calcext:value-type="string">
            <text:p>KanS, StrpR</text:p>
          </table:table-cell>
          <table:table-cell office:value-type="string" calcext:value-type="string">
            <text:p>Constitutive T6SS activity</text:p>
          </table:table-cell>
        </table:table-row>
        <table:table-row table:style-name="ro1">
          <table:table-cell office:value-type="string" calcext:value-type="string">
            <text:p>CZ0002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 , T6SS large cluster promoter replaced with T4 terminator</text:p>
          </table:table-cell>
          <table:table-cell office:value-type="string" calcext:value-type="string">
            <text:p>KanS, StrpR</text:p>
          </table:table-cell>
          <table:table-cell office:value-type="string" calcext:value-type="string">
            <text:p>No measurable T6SS activity</text:p>
          </table:table-cell>
        </table:table-row>
        <table:table-row table:style-name="ro1">
          <table:table-cell office:value-type="string" calcext:value-type="string">
            <text:p>CZ0003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 , Spec inserted into LacZ</text:p>
          </table:table-cell>
          <table:table-cell office:value-type="string" calcext:value-type="string">
            <text:p>KanS, StrpR, SpecR</text:p>
          </table:table-cell>
          <table:table-cell office:value-type="string" calcext:value-type="string">
            <text:p>Constitutive T6SS activity, white in a blue/white screen</text:p>
          </table:table-cell>
        </table:table-row>
        <table:table-row table:style-name="ro1">
          <table:table-cell office:value-type="string" calcext:value-type="string">
            <text:p>CZ0004</text:p>
          </table:table-cell>
          <table:table-cell office:value-type="string" calcext:value-type="string">
            <text:p>V. cholerae El Tor</text:p>
          </table:table-cell>
          <table:table-cell office:value-type="string" calcext:value-type="string">
            <text:p>C6706str2 </text:p>
          </table:table-cell>
          <table:table-cell office:value-type="string" calcext:value-type="string">
            <text:p>Ptac-qstR , T6SS large cluster promoter replaced with T4 terminator, Spec inserted into LacZ </text:p>
          </table:table-cell>
          <table:table-cell office:value-type="string" calcext:value-type="string">
            <text:p>KanS, StrpR, SpecR</text:p>
          </table:table-cell>
          <table:table-cell office:value-type="string" calcext:value-type="string">
            <text:p>No measurable T6SS activity, white in a blue/white screen</text:p>
          </table:table-cell>
        </table:table-row>
      </table:table>
      <table:table table:name="Metabolic Cost Competition Experiment 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 table:number-columns-spanned="16" table:number-rows-spanned="1">
            <text:p>Quantity of bacteria counted on a plate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Mixture 1 (CZ0001 and CZ0004)</text:p>
          </table:table-cell>
          <table:table-cell office:value-type="float" office:value="231" calcext:value-type="float">
            <text:p>231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36" calcext:value-type="float">
            <text:p>23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24" calcext:value-type="float">
            <text:p>22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92" calcext:value-type="float">
            <text:p>192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86" calcext:value-type="float">
            <text:p>18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48" calcext:value-type="float">
            <text:p>248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32" calcext:value-type="float">
            <text:p>3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574" calcext:value-type="float">
            <text:p>574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72" calcext:value-type="float">
            <text:p>372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5" office:value-type="string" calcext:value-type="string" table:number-columns-spanned="1" table:number-rows-spanned="9">
            <text:p>Mixture 2 (CZ0002 and CZ0003)</text:p>
          </table:table-cell>
          <table:table-cell office:value-type="float" office:value="508" calcext:value-type="float">
            <text:p>508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16" calcext:value-type="float">
            <text:p>316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78" calcext:value-type="float">
            <text:p>378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12" calcext:value-type="float">
            <text:p>312</text:p>
          </table:table-cell>
          <table:table-cell office:value-type="float" office:value="774" calcext:value-type="float">
            <text:p>774</text:p>
          </table:table-cell>
          <table:table-cell/>
          <table:table-cell table:number-columns-repeated="2" office:value-type="string" calcext:value-type="string">
            <text:p>contaminate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62" calcext:value-type="float">
            <text:p>362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458" calcext:value-type="float">
            <text:p>458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80" calcext:value-type="float">
            <text:p>380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38" calcext:value-type="float">
            <text:p>338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416" calcext:value-type="float">
            <text:p>416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lution factor per day: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2"/>
          <table:table-cell table:style-name="ce11" table:formula="of:=1000000" office:value-type="float" office:value="1000000" calcext:value-type="float">
            <text:p>1.00E+06</text:p>
          </table:table-cell>
        </table:table-row>
        <table:table-row table:style-name="ro1">
          <table:table-cell table:number-columns-repeated="6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OTAL DILUTION FACTOR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PRODUCT([.26:.26])" office:value-type="float" office:value="3.125E+034" calcext:value-type="float">
            <text:p>3.125E+034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ity of bacteria in solution (start of week)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quantity of bacteria in solution (end of week) </text:p>
          </table:table-cell>
          <table:covered-table-cell table:number-columns-repeated="2"/>
          <table:table-cell/>
          <table:table-cell office:value-type="string" calcext:value-type="string">
            <text:p>Malthusian – Blue (mBlue) </text:p>
          </table:table-cell>
          <table:table-cell office:value-type="string" calcext:value-type="string">
            <text:p>Malthusian – White (mWhite) </text:p>
          </table:table-cell>
          <table:table-cell/>
          <table:table-cell office:value-type="string" calcext:value-type="string">
            <text:p>mBlue/mWh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Mixture 1</text:p>
          </table:table-cell>
          <table:table-cell table:formula="of:=[.C6]*100" office:value-type="float" office:value="23100" calcext:value-type="float">
            <text:p>23100</text:p>
          </table:table-cell>
          <table:table-cell table:formula="of:=[.E37]-[.C37]" office:value-type="float" office:value="20800" calcext:value-type="float">
            <text:p>20800</text:p>
          </table:table-cell>
          <table:table-cell table:formula="of:=[.D6]*100" office:value-type="float" office:value="43900" calcext:value-type="float">
            <text:p>43900</text:p>
          </table:table-cell>
          <table:table-cell table:number-columns-repeated="2"/>
          <table:table-cell table:formula="of:=[.R6]*[.$C$32]" office:value-type="float" office:value="1.75E+036" calcext:value-type="float">
            <text:p>1.75E+036</text:p>
          </table:table-cell>
          <table:table-cell table:formula="of:=[.J37]-[.H37]" office:value-type="float" office:value="2.5E+035" calcext:value-type="float">
            <text:p>2.5E+035</text:p>
          </table:table-cell>
          <table:table-cell table:formula="of:=[.S6]*[.$C$32]" office:value-type="float" office:value="2E+036" calcext:value-type="float">
            <text:p>2E+036</text:p>
          </table:table-cell>
          <table:table-cell/>
          <table:table-cell table:formula="of:=LN([.H37]/[.C37])/5" office:value-type="float" office:value="14.6810182478422" calcext:value-type="float">
            <text:p>14.6810182478422</text:p>
          </table:table-cell>
          <table:table-cell table:formula="of:=LN([.I37]/[.D37])/5" office:value-type="float" office:value="14.3128121441953" calcext:value-type="float">
            <text:p>14.3128121441953</text:p>
          </table:table-cell>
          <table:table-cell/>
          <table:table-cell table:formula="of:=[.L37]/[.M37]" office:value-type="float" office:value="1.02572562959239" calcext:value-type="float">
            <text:p>1.02572562959239</text:p>
          </table:table-cell>
          <table:table-cell/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difference in averages </text:p>
          </table:table-cell>
          <table:table-cell/>
        </table:table-row>
        <table:table-row table:style-name="ro1">
          <table:table-cell/>
          <table:covered-table-cell/>
          <table:table-cell table:formula="of:=[.C7]*100" office:value-type="float" office:value="23600" calcext:value-type="float">
            <text:p>23600</text:p>
          </table:table-cell>
          <table:table-cell table:formula="of:=[.E38]-[.C38]" office:value-type="float" office:value="22000" calcext:value-type="float">
            <text:p>22000</text:p>
          </table:table-cell>
          <table:table-cell table:formula="of:=[.D7]*100" office:value-type="float" office:value="45600" calcext:value-type="float">
            <text:p>45600</text:p>
          </table:table-cell>
          <table:table-cell table:number-columns-repeated="2"/>
          <table:table-cell table:formula="of:=[.R7]*[.$C$32]" office:value-type="float" office:value="1.65625E+036" calcext:value-type="float">
            <text:p>1.65625E+036</text:p>
          </table:table-cell>
          <table:table-cell table:formula="of:=[.J38]-[.H38]" office:value-type="float" office:value="2.1875E+035" calcext:value-type="float">
            <text:p>2.1875E+035</text:p>
          </table:table-cell>
          <table:table-cell table:formula="of:=[.S7]*[.$C$32]" office:value-type="float" office:value="1.875E+036" calcext:value-type="float">
            <text:p>1.875E+036</text:p>
          </table:table-cell>
          <table:table-cell/>
          <table:table-cell table:formula="of:=LN([.H38]/[.C38])/5" office:value-type="float" office:value="14.6657234735049" calcext:value-type="float">
            <text:p>14.6657234735049</text:p>
          </table:table-cell>
          <table:table-cell table:formula="of:=LN([.I38]/[.D38])/5" office:value-type="float" office:value="14.2748879723402" calcext:value-type="float">
            <text:p>14.2748879723402</text:p>
          </table:table-cell>
          <table:table-cell/>
          <table:table-cell table:formula="of:=[.L38]/[.M38]" office:value-type="float" office:value="1.0273792342134" calcext:value-type="float">
            <text:p>1.0273792342134</text:p>
          </table:table-cell>
          <table:table-cell/>
          <table:table-cell table:formula="of:=AVERAGE([.O37:.O45])" office:value-type="float" office:value="1.02845553778326" calcext:value-type="float">
            <text:p>1.02845553778326</text:p>
          </table:table-cell>
          <table:table-cell/>
          <table:table-cell table:formula="of:= [.Q49]-[.Q38]" office:value-type="float" office:value="0.000248692310057752" calcext:value-type="float">
            <text:p>0.000248692310057752</text:p>
          </table:table-cell>
          <table:table-cell/>
        </table:table-row>
        <table:table-row table:style-name="ro1">
          <table:table-cell/>
          <table:covered-table-cell/>
          <table:table-cell table:formula="of:=[.C8]*100" office:value-type="float" office:value="22400" calcext:value-type="float">
            <text:p>22400</text:p>
          </table:table-cell>
          <table:table-cell table:formula="of:=[.E39]-[.C39]" office:value-type="float" office:value="18800" calcext:value-type="float">
            <text:p>18800</text:p>
          </table:table-cell>
          <table:table-cell table:formula="of:=[.D8]*100" office:value-type="float" office:value="41200" calcext:value-type="float">
            <text:p>41200</text:p>
          </table:table-cell>
          <table:table-cell table:number-columns-repeated="2"/>
          <table:table-cell table:formula="of:=[.R8]*[.$C$32]" office:value-type="float" office:value="2E+036" calcext:value-type="float">
            <text:p>2E+036</text:p>
          </table:table-cell>
          <table:table-cell table:formula="of:=[.J39]-[.H39]" office:value-type="float" office:value="2.1875E+035" calcext:value-type="float">
            <text:p>2.1875E+035</text:p>
          </table:table-cell>
          <table:table-cell table:formula="of:=[.S8]*[.$C$32]" office:value-type="float" office:value="2.21875E+036" calcext:value-type="float">
            <text:p>2.21875E+036</text:p>
          </table:table-cell>
          <table:table-cell/>
          <table:table-cell table:formula="of:=LN([.H39]/[.C39])/5" office:value-type="float" office:value="14.7138788581005" calcext:value-type="float">
            <text:p>14.7138788581005</text:p>
          </table:table-cell>
          <table:table-cell table:formula="of:=LN([.I39]/[.D39])/5" office:value-type="float" office:value="14.3063250890446" calcext:value-type="float">
            <text:p>14.3063250890446</text:p>
          </table:table-cell>
          <table:table-cell/>
          <table:table-cell table:formula="of:=[.L39]/[.M39]" office:value-type="float" office:value="1.02848766308043" calcext:value-type="float">
            <text:p>1.02848766308043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formula="of:=[.C9]*100" office:value-type="float" office:value="19200" calcext:value-type="float">
            <text:p>19200</text:p>
          </table:table-cell>
          <table:table-cell table:formula="of:=[.E40]-[.C40]" office:value-type="float" office:value="19600" calcext:value-type="float">
            <text:p>19600</text:p>
          </table:table-cell>
          <table:table-cell table:formula="of:=[.D9]*100" office:value-type="float" office:value="38800" calcext:value-type="float">
            <text:p>38800</text:p>
          </table:table-cell>
          <table:table-cell table:number-columns-repeated="2"/>
          <table:table-cell table:formula="of:=[.R9]*[.$C$32]" office:value-type="float" office:value="2.0625E+036" calcext:value-type="float">
            <text:p>2.0625E+036</text:p>
          </table:table-cell>
          <table:table-cell table:formula="of:=[.J40]-[.H40]" office:value-type="float" office:value="2.8125E+035" calcext:value-type="float">
            <text:p>2.8125E+035</text:p>
          </table:table-cell>
          <table:table-cell table:formula="of:=[.S9]*[.$C$32]" office:value-type="float" office:value="2.34375E+036" calcext:value-type="float">
            <text:p>2.34375E+036</text:p>
          </table:table-cell>
          <table:table-cell/>
          <table:table-cell table:formula="of:=LN([.H40]/[.C40])/5" office:value-type="float" office:value="14.7508633257993" calcext:value-type="float">
            <text:p>14.7508633257993</text:p>
          </table:table-cell>
          <table:table-cell table:formula="of:=LN([.I40]/[.D40])/5" office:value-type="float" office:value="14.3482534354207" calcext:value-type="float">
            <text:p>14.3482534354207</text:p>
          </table:table-cell>
          <table:table-cell/>
          <table:table-cell table:formula="of:=[.L40]/[.M40]" office:value-type="float" office:value="1.02805985356968" calcext:value-type="float">
            <text:p>1.02805985356968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degrees of freedom</text:p>
          </table:table-cell>
          <table:table-cell/>
        </table:table-row>
        <table:table-row table:style-name="ro1">
          <table:table-cell/>
          <table:covered-table-cell/>
          <table:table-cell table:formula="of:=[.C10]*100" office:value-type="float" office:value="18600" calcext:value-type="float">
            <text:p>18600</text:p>
          </table:table-cell>
          <table:table-cell table:formula="of:=[.E41]-[.C41]" office:value-type="float" office:value="17200" calcext:value-type="float">
            <text:p>17200</text:p>
          </table:table-cell>
          <table:table-cell table:formula="of:=[.D10]*100" office:value-type="float" office:value="35800" calcext:value-type="float">
            <text:p>35800</text:p>
          </table:table-cell>
          <table:table-cell table:number-columns-repeated="2"/>
          <table:table-cell table:formula="of:=[.R10]*[.$C$32]" office:value-type="float" office:value="2.21875E+036" calcext:value-type="float">
            <text:p>2.21875E+036</text:p>
          </table:table-cell>
          <table:table-cell table:formula="of:=[.J41]-[.H41]" office:value-type="float" office:value="3.125E+035" calcext:value-type="float">
            <text:p>3.125E+035</text:p>
          </table:table-cell>
          <table:table-cell table:formula="of:=[.S10]*[.$C$32]" office:value-type="float" office:value="2.53125E+036" calcext:value-type="float">
            <text:p>2.53125E+036</text:p>
          </table:table-cell>
          <table:table-cell/>
          <table:table-cell table:formula="of:=LN([.H41]/[.C41])/5" office:value-type="float" office:value="14.7718180924652" calcext:value-type="float">
            <text:p>14.7718180924652</text:p>
          </table:table-cell>
          <table:table-cell table:formula="of:=LN([.I41]/[.D41])/5" office:value-type="float" office:value="14.3954495750357" calcext:value-type="float">
            <text:p>14.3954495750357</text:p>
          </table:table-cell>
          <table:table-cell/>
          <table:table-cell table:formula="of:=[.L41]/[.M41]" office:value-type="float" office:value="1.02614496445336" calcext:value-type="float">
            <text:p>1.02614496445336</text:p>
          </table:table-cell>
          <table:table-cell/>
          <table:table-cell table:formula="of:=STDEV([.O37:.O45])" office:value-type="float" office:value="0.00413428062976378" calcext:value-type="float">
            <text:p>0.00413428062976378</text:p>
          </table:table-cell>
          <table:table-cell/>
          <table:table-cell table:formula="of:=SUM([.Q44];[.Q55])-2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covered-table-cell/>
          <table:table-cell table:formula="of:=[.C11]*100" office:value-type="float" office:value="24800" calcext:value-type="float">
            <text:p>24800</text:p>
          </table:table-cell>
          <table:table-cell table:formula="of:=[.E42]-[.C42]" office:value-type="float" office:value="23400" calcext:value-type="float">
            <text:p>23400</text:p>
          </table:table-cell>
          <table:table-cell table:formula="of:=[.D11]*100" office:value-type="float" office:value="48200" calcext:value-type="float">
            <text:p>48200</text:p>
          </table:table-cell>
          <table:table-cell table:number-columns-repeated="2"/>
          <table:table-cell table:formula="of:=[.R11]*[.$C$32]" office:value-type="float" office:value="1.46875E+036" calcext:value-type="float">
            <text:p>1.46875E+036</text:p>
          </table:table-cell>
          <table:table-cell table:formula="of:=[.J42]-[.H42]" office:value-type="float" office:value="2.1875E+035" calcext:value-type="float">
            <text:p>2.1875E+035</text:p>
          </table:table-cell>
          <table:table-cell table:formula="of:=[.S11]*[.$C$32]" office:value-type="float" office:value="1.6875E+036" calcext:value-type="float">
            <text:p>1.6875E+036</text:p>
          </table:table-cell>
          <table:table-cell/>
          <table:table-cell table:formula="of:=LN([.H42]/[.C42])/5" office:value-type="float" office:value="14.6317752229086" calcext:value-type="float">
            <text:p>14.6317752229086</text:p>
          </table:table-cell>
          <table:table-cell table:formula="of:=LN([.I42]/[.D42])/5" office:value-type="float" office:value="14.2625492585391" calcext:value-type="float">
            <text:p>14.2625492585391</text:p>
          </table:table-cell>
          <table:table-cell/>
          <table:table-cell table:formula="of:=[.L42]/[.M42]" office:value-type="float" office:value="1.02588779591057" calcext:value-type="float">
            <text:p>1.0258877959105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formula="of:=[.C12]*100" office:value-type="float" office:value="33200" calcext:value-type="float">
            <text:p>33200</text:p>
          </table:table-cell>
          <table:table-cell table:formula="of:=[.E43]-[.C43]" office:value-type="float" office:value="37000" calcext:value-type="float">
            <text:p>37000</text:p>
          </table:table-cell>
          <table:table-cell table:formula="of:=[.D12]*100" office:value-type="float" office:value="70200" calcext:value-type="float">
            <text:p>70200</text:p>
          </table:table-cell>
          <table:table-cell table:number-columns-repeated="2"/>
          <table:table-cell table:formula="of:=[.R12]*[.$C$32]" office:value-type="float" office:value="2.84375E+036" calcext:value-type="float">
            <text:p>2.84375E+036</text:p>
          </table:table-cell>
          <table:table-cell table:formula="of:=[.J43]-[.H43]" office:value-type="float" office:value="2.8125E+035" calcext:value-type="float">
            <text:p>2.8125E+035</text:p>
          </table:table-cell>
          <table:table-cell table:formula="of:=[.S12]*[.$C$32]" office:value-type="float" office:value="3.125E+036" calcext:value-type="float">
            <text:p>3.125E+036</text:p>
          </table:table-cell>
          <table:table-cell/>
          <table:table-cell table:formula="of:=LN([.H43]/[.C43])/5" office:value-type="float" office:value="14.7055763593196" calcext:value-type="float">
            <text:p>14.7055763593196</text:p>
          </table:table-cell>
          <table:table-cell table:formula="of:=LN([.I43]/[.D43])/5" office:value-type="float" office:value="14.2211757661392" calcext:value-type="float">
            <text:p>14.2211757661392</text:p>
          </table:table-cell>
          <table:table-cell/>
          <table:table-cell table:formula="of:=[.L43]/[.M43]" office:value-type="float" office:value="1.0340619229483" calcext:value-type="float">
            <text:p>1.0340619229483</text:p>
          </table:table-cell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95% t statistic</text:p>
          </table:table-cell>
          <table:table-cell/>
        </table:table-row>
        <table:table-row table:style-name="ro1">
          <table:table-cell/>
          <table:covered-table-cell/>
          <table:table-cell table:formula="of:=[.C13]*100" office:value-type="float" office:value="57400" calcext:value-type="float">
            <text:p>57400</text:p>
          </table:table-cell>
          <table:table-cell table:formula="of:=[.E44]-[.C44]" office:value-type="float" office:value="53000" calcext:value-type="float">
            <text:p>53000</text:p>
          </table:table-cell>
          <table:table-cell table:formula="of:=[.D13]*100" office:value-type="float" office:value="110400" calcext:value-type="float">
            <text:p>110400</text:p>
          </table:table-cell>
          <table:table-cell table:number-columns-repeated="2"/>
          <table:table-cell table:formula="of:=[.R13]*[.$C$32]" office:value-type="float" office:value="3.09375E+036" calcext:value-type="float">
            <text:p>3.09375E+036</text:p>
          </table:table-cell>
          <table:table-cell table:formula="of:=[.J44]-[.H44]" office:value-type="float" office:value="2.1875E+035" calcext:value-type="float">
            <text:p>2.1875E+035</text:p>
          </table:table-cell>
          <table:table-cell table:formula="of:=[.S13]*[.$C$32]" office:value-type="float" office:value="3.3125E+036" calcext:value-type="float">
            <text:p>3.3125E+036</text:p>
          </table:table-cell>
          <table:table-cell/>
          <table:table-cell table:formula="of:=LN([.H44]/[.C44])/5" office:value-type="float" office:value="14.6129295425626" calcext:value-type="float">
            <text:p>14.6129295425626</text:p>
          </table:table-cell>
          <table:table-cell table:formula="of:=LN([.I44]/[.D44])/5" office:value-type="float" office:value="14.0990380803014" calcext:value-type="float">
            <text:p>14.0990380803014</text:p>
          </table:table-cell>
          <table:table-cell/>
          <table:table-cell table:formula="of:=[.L44]/[.M44]" office:value-type="float" office:value="1.0364486895726" calcext:value-type="float">
            <text:p>1.0364486895726</text:p>
          </table:table-cell>
          <table:table-cell/>
          <table:table-cell table:formula="of:= COUNT([.O37:.O45])" office:value-type="float" office:value="9" calcext:value-type="float">
            <text:p>9</text:p>
          </table:table-cell>
          <table:table-cell/>
          <table:table-cell table:style-name="ce2" office:value-type="float" office:value="2.12" calcext:value-type="float">
            <text:p>2.120</text:p>
          </table:table-cell>
          <table:table-cell/>
        </table:table-row>
        <table:table-row table:style-name="ro1">
          <table:table-cell/>
          <table:covered-table-cell/>
          <table:table-cell table:formula="of:=[.C14]*100" office:value-type="float" office:value="37200" calcext:value-type="float">
            <text:p>37200</text:p>
          </table:table-cell>
          <table:table-cell table:formula="of:=[.E45]-[.C45]" office:value-type="float" office:value="38600" calcext:value-type="float">
            <text:p>38600</text:p>
          </table:table-cell>
          <table:table-cell table:formula="of:=[.D14]*100" office:value-type="float" office:value="75800" calcext:value-type="float">
            <text:p>75800</text:p>
          </table:table-cell>
          <table:table-cell table:number-columns-repeated="2"/>
          <table:table-cell table:formula="of:=[.R14]*[.$C$32]" office:value-type="float" office:value="2.5E+036" calcext:value-type="float">
            <text:p>2.5E+036</text:p>
          </table:table-cell>
          <table:table-cell table:formula="of:=[.J45]-[.H45]" office:value-type="float" office:value="4.6875E+035" calcext:value-type="float">
            <text:p>4.6875E+035</text:p>
          </table:table-cell>
          <table:table-cell table:formula="of:=[.S14]*[.$C$32]" office:value-type="float" office:value="2.96875E+036" calcext:value-type="float">
            <text:p>2.96875E+036</text:p>
          </table:table-cell>
          <table:table-cell/>
          <table:table-cell table:formula="of:=LN([.H45]/[.C45])/5" office:value-type="float" office:value="14.6570580078797" calcext:value-type="float">
            <text:p>14.6570580078797</text:p>
          </table:table-cell>
          <table:table-cell table:formula="of:=LN([.I45]/[.D45])/5" office:value-type="float" office:value="14.314874018127" calcext:value-type="float">
            <text:p>14.314874018127</text:p>
          </table:table-cell>
          <table:table-cell/>
          <table:table-cell table:formula="of:=[.L45]/[.M45]" office:value-type="float" office:value="1.02390408670865" calcext:value-type="float">
            <text:p>1.02390408670865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string" calcext:value-type="string">
            <text:p>pooled standard deviation</text:p>
          </table:table-cell>
          <table:table-cell/>
        </table:table-row>
        <table:table-row table:style-name="ro1">
          <table:table-cell table:number-columns-repeated="18"/>
          <table:table-cell table:formula="of:=SQRT((([.Q44]-1)*[.Q41]^2 +([.Q55]-1)*[.Q52]^2)/([.S41]))" office:value-type="float" office:value="0.00450347741205343" calcext:value-type="float">
            <text:p>0.0045034774120534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Mixture 2</text:p>
          </table:table-cell>
          <table:table-cell table:formula="of:=[.C17]*100" office:value-type="float" office:value="50800" calcext:value-type="float">
            <text:p>50800</text:p>
          </table:table-cell>
          <table:table-cell table:formula="of:=[.E48]-[.C48]" office:value-type="float" office:value="41600" calcext:value-type="float">
            <text:p>41600</text:p>
          </table:table-cell>
          <table:table-cell table:formula="of:=[.D17]*100" office:value-type="float" office:value="92400" calcext:value-type="float">
            <text:p>92400</text:p>
          </table:table-cell>
          <table:table-cell table:number-columns-repeated="2"/>
          <table:table-cell table:formula="of:=[.R17]*[.$C$32]" office:value-type="float" office:value="2.9375E+036" calcext:value-type="float">
            <text:p>2.9375E+036</text:p>
          </table:table-cell>
          <table:table-cell table:formula="of:=[.J48]-[.H48]" office:value-type="float" office:value="3.75E+035" calcext:value-type="float">
            <text:p>3.75E+035</text:p>
          </table:table-cell>
          <table:table-cell table:formula="of:=[.S17]*[.$C$32]" office:value-type="float" office:value="3.3125E+036" calcext:value-type="float">
            <text:p>3.3125E+036</text:p>
          </table:table-cell>
          <table:table-cell/>
          <table:table-cell table:formula="of:=LN([.H48]/[.C48])/5" office:value-type="float" office:value="14.6269941187379" calcext:value-type="float">
            <text:p>14.6269941187379</text:p>
          </table:table-cell>
          <table:table-cell table:formula="of:=LN([.I48]/[.D48])/5" office:value-type="float" office:value="14.2552757297049" calcext:value-type="float">
            <text:p>14.2552757297049</text:p>
          </table:table-cell>
          <table:table-cell/>
          <table:table-cell table:formula="of:=[.L48]/[.M48]" office:value-type="float" office:value="1.02607584701139" calcext:value-type="float">
            <text:p>1.02607584701139</text:p>
          </table:table-cell>
          <table:table-cell/>
          <table:table-cell office:value-type="string" calcext:value-type="string">
            <text:p>average 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formula="of:=[.C18]*100" office:value-type="float" office:value="31600" calcext:value-type="float">
            <text:p>31600</text:p>
          </table:table-cell>
          <table:table-cell table:formula="of:=[.E49]-[.C49]" office:value-type="float" office:value="33000" calcext:value-type="float">
            <text:p>33000</text:p>
          </table:table-cell>
          <table:table-cell table:formula="of:=[.D18]*100" office:value-type="float" office:value="64600" calcext:value-type="float">
            <text:p>64600</text:p>
          </table:table-cell>
          <table:table-cell table:number-columns-repeated="2"/>
          <table:table-cell table:formula="of:=[.R18]*[.$C$32]" office:value-type="float" office:value="2.21875E+036" calcext:value-type="float">
            <text:p>2.21875E+036</text:p>
          </table:table-cell>
          <table:table-cell table:formula="of:=[.J49]-[.H49]" office:value-type="float" office:value="6.5625E+035" calcext:value-type="float">
            <text:p>6.5625E+035</text:p>
          </table:table-cell>
          <table:table-cell table:formula="of:=[.S18]*[.$C$32]" office:value-type="float" office:value="2.875E+036" calcext:value-type="float">
            <text:p>2.875E+036</text:p>
          </table:table-cell>
          <table:table-cell/>
          <table:table-cell table:formula="of:=LN([.H49]/[.C49])/5" office:value-type="float" office:value="14.6658189844904" calcext:value-type="float">
            <text:p>14.6658189844904</text:p>
          </table:table-cell>
          <table:table-cell table:formula="of:=LN([.I49]/[.D49])/5" office:value-type="float" office:value="14.4135174084521" calcext:value-type="float">
            <text:p>14.4135174084521</text:p>
          </table:table-cell>
          <table:table-cell/>
          <table:table-cell table:formula="of:=[.L49]/[.M49]" office:value-type="float" office:value="1.01750451113969" calcext:value-type="float">
            <text:p>1.01750451113969</text:p>
          </table:table-cell>
          <table:table-cell/>
          <table:table-cell table:formula="of:=AVERAGE([.O48:.O56])" office:value-type="float" office:value="1.02870423009332" calcext:value-type="float">
            <text:p>1.02870423009332</text:p>
          </table:table-cell>
          <table:table-cell/>
          <table:table-cell office:value-type="string" calcext:value-type="string">
            <text:p>95% confidence range</text:p>
          </table:table-cell>
          <table:table-cell/>
        </table:table-row>
        <table:table-row table:style-name="ro1">
          <table:table-cell/>
          <table:covered-table-cell/>
          <table:table-cell table:formula="of:=[.C19]*100" office:value-type="float" office:value="37800" calcext:value-type="float">
            <text:p>37800</text:p>
          </table:table-cell>
          <table:table-cell table:formula="of:=[.E50]-[.C50]" office:value-type="float" office:value="42600" calcext:value-type="float">
            <text:p>42600</text:p>
          </table:table-cell>
          <table:table-cell table:formula="of:=[.D19]*100" office:value-type="float" office:value="80400" calcext:value-type="float">
            <text:p>80400</text:p>
          </table:table-cell>
          <table:table-cell table:number-columns-repeated="2"/>
          <table:table-cell table:formula="of:=[.R19]*[.$C$32]" office:value-type="float" office:value="2.6875E+036" calcext:value-type="float">
            <text:p>2.6875E+036</text:p>
          </table:table-cell>
          <table:table-cell table:formula="of:=[.J50]-[.H50]" office:value-type="float" office:value="3.75E+035" calcext:value-type="float">
            <text:p>3.75E+035</text:p>
          </table:table-cell>
          <table:table-cell table:formula="of:=[.S19]*[.$C$32]" office:value-type="float" office:value="3.0625E+036" calcext:value-type="float">
            <text:p>3.0625E+036</text:p>
          </table:table-cell>
          <table:table-cell/>
          <table:table-cell table:formula="of:=LN([.H50]/[.C50])/5" office:value-type="float" office:value="14.6683220719264" calcext:value-type="float">
            <text:p>14.6683220719264</text:p>
          </table:table-cell>
          <table:table-cell table:formula="of:=LN([.I50]/[.D50])/5" office:value-type="float" office:value="14.2505249125033" calcext:value-type="float">
            <text:p>14.2505249125033</text:p>
          </table:table-cell>
          <table:table-cell/>
          <table:table-cell table:formula="of:=[.L50]/[.M50]" office:value-type="float" office:value="1.02931801894936" calcext:value-type="float">
            <text:p>1.02931801894936</text:p>
          </table:table-cell>
          <table:table-cell table:number-columns-repeated="3"/>
          <table:table-cell table:formula="of:=[.S44]*[.S47]*SQRT((1/[.Q44])+(1/[.Q55]))" office:value-type="float" office:value="0.00450067437600324" calcext:value-type="float">
            <text:p>0.00450067437600324</text:p>
          </table:table-cell>
          <table:table-cell/>
        </table:table-row>
        <table:table-row table:style-name="ro1">
          <table:table-cell/>
          <table:covered-table-cell/>
          <table:table-cell table:formula="of:=[.C20]*100" office:value-type="float" office:value="31200" calcext:value-type="float">
            <text:p>31200</text:p>
          </table:table-cell>
          <table:table-cell table:formula="of:=[.E51]-[.C51]" office:value-type="float" office:value="46200" calcext:value-type="float">
            <text:p>46200</text:p>
          </table:table-cell>
          <table:table-cell table:formula="of:=[.D20]*100" office:value-type="float" office:value="77400" calcext:value-type="float">
            <text:p>77400</text:p>
          </table:table-cell>
          <table:table-cell table:number-columns-repeated="2"/>
          <table:table-cell table:formula="of:=[.R20]*[.$C$32]" office:value-type="float" office:value="2.4375E+036" calcext:value-type="float">
            <text:p>2.4375E+036</text:p>
          </table:table-cell>
          <table:table-cell table:formula="of:=[.J51]-[.H51]" office:value-type="float" office:value="5E+035" calcext:value-type="float">
            <text:p>5E+035</text:p>
          </table:table-cell>
          <table:table-cell table:formula="of:=[.S20]*[.$C$32]" office:value-type="float" office:value="2.9375E+036" calcext:value-type="float">
            <text:p>2.9375E+036</text:p>
          </table:table-cell>
          <table:table-cell/>
          <table:table-cell table:formula="of:=LN([.H51]/[.C51])/5" office:value-type="float" office:value="14.6871725795756" calcext:value-type="float">
            <text:p>14.6871725795756</text:p>
          </table:table-cell>
          <table:table-cell table:formula="of:=LN([.I51]/[.D51])/5" office:value-type="float" office:value="14.2918362180312" calcext:value-type="float">
            <text:p>14.2918362180312</text:p>
          </table:table-cell>
          <table:table-cell/>
          <table:table-cell table:formula="of:=[.L51]/[.M51]" office:value-type="float" office:value="1.02766169129798" calcext:value-type="float">
            <text:p>1.02766169129798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formula="of:=[.C21]*100" office:value-type="float" office:value="36200" calcext:value-type="float">
            <text:p>36200</text:p>
          </table:table-cell>
          <table:table-cell table:formula="of:=[.E52]-[.C52]" office:value-type="float" office:value="36800" calcext:value-type="float">
            <text:p>36800</text:p>
          </table:table-cell>
          <table:table-cell table:formula="of:=[.D21]*100" office:value-type="float" office:value="73000" calcext:value-type="float">
            <text:p>73000</text:p>
          </table:table-cell>
          <table:table-cell table:number-columns-repeated="2"/>
          <table:table-cell table:formula="of:=[.R21]*[.$C$32]" office:value-type="float" office:value="3.125E+036" calcext:value-type="float">
            <text:p>3.125E+036</text:p>
          </table:table-cell>
          <table:table-cell table:formula="of:=[.J52]-[.H52]" office:value-type="float" office:value="4.0625E+035" calcext:value-type="float">
            <text:p>4.0625E+035</text:p>
          </table:table-cell>
          <table:table-cell table:formula="of:=[.S21]*[.$C$32]" office:value-type="float" office:value="3.53125E+036" calcext:value-type="float">
            <text:p>3.53125E+036</text:p>
          </table:table-cell>
          <table:table-cell/>
          <table:table-cell table:formula="of:=LN([.H52]/[.C52])/5" office:value-type="float" office:value="14.707136646632" calcext:value-type="float">
            <text:p>14.707136646632</text:p>
          </table:table-cell>
          <table:table-cell table:formula="of:=LN([.I52]/[.D52])/5" office:value-type="float" office:value="14.2958047356581" calcext:value-type="float">
            <text:p>14.2958047356581</text:p>
          </table:table-cell>
          <table:table-cell/>
          <table:table-cell table:formula="of:=[.L52]/[.M52]" office:value-type="float" office:value="1.02877291055522" calcext:value-type="float">
            <text:p>1.02877291055522</text:p>
          </table:table-cell>
          <table:table-cell/>
          <table:table-cell table:formula="of:=STDEV([.O48:.O56])" office:value-type="float" office:value="0.00484461982782044" calcext:value-type="float">
            <text:p>0.00484461982782044</text:p>
          </table:table-cell>
          <table:table-cell/>
          <table:table-cell office:value-type="string" calcext:value-type="string">
            <text:p>bottom of ci</text:p>
          </table:table-cell>
          <table:table-cell/>
        </table:table-row>
        <table:table-row table:style-name="ro1">
          <table:table-cell/>
          <table:covered-table-cell/>
          <table:table-cell table:formula="of:=[.C22]*100" office:value-type="float" office:value="45800" calcext:value-type="float">
            <text:p>45800</text:p>
          </table:table-cell>
          <table:table-cell table:formula="of:=[.E53]-[.C53]" office:value-type="float" office:value="51600" calcext:value-type="float">
            <text:p>51600</text:p>
          </table:table-cell>
          <table:table-cell table:formula="of:=[.D22]*100" office:value-type="float" office:value="97400" calcext:value-type="float">
            <text:p>97400</text:p>
          </table:table-cell>
          <table:table-cell table:number-columns-repeated="2"/>
          <table:table-cell table:formula="of:=[.R22]*[.$C$32]" office:value-type="float" office:value="2.84375E+036" calcext:value-type="float">
            <text:p>2.84375E+036</text:p>
          </table:table-cell>
          <table:table-cell table:formula="of:=[.J53]-[.H53]" office:value-type="float" office:value="3.125E+035" calcext:value-type="float">
            <text:p>3.125E+035</text:p>
          </table:table-cell>
          <table:table-cell table:formula="of:=[.S22]*[.$C$32]" office:value-type="float" office:value="3.15625E+036" calcext:value-type="float">
            <text:p>3.15625E+036</text:p>
          </table:table-cell>
          <table:table-cell/>
          <table:table-cell table:formula="of:=LN([.H53]/[.C53])/5" office:value-type="float" office:value="14.6412295162801" calcext:value-type="float">
            <text:p>14.6412295162801</text:p>
          </table:table-cell>
          <table:table-cell table:formula="of:=LN([.I53]/[.D53])/5" office:value-type="float" office:value="14.1757271173021" calcext:value-type="float">
            <text:p>14.1757271173021</text:p>
          </table:table-cell>
          <table:table-cell/>
          <table:table-cell table:formula="of:=[.L53]/[.M53]" office:value-type="float" office:value="1.03283799096343" calcext:value-type="float">
            <text:p>1.03283799096343</text:p>
          </table:table-cell>
          <table:table-cell table:number-columns-repeated="3"/>
          <table:table-cell table:formula="of:=[.S38]-[.S50]" office:value-type="float" office:value="-0.00425198206594549" calcext:value-type="float">
            <text:p>-0.00425198206594549</text:p>
          </table:table-cell>
          <table:table-cell/>
        </table:table-row>
        <table:table-row table:style-name="ro1">
          <table:table-cell/>
          <table:covered-table-cell/>
          <table:table-cell table:formula="of:=[.C23]*100" office:value-type="float" office:value="38000" calcext:value-type="float">
            <text:p>38000</text:p>
          </table:table-cell>
          <table:table-cell table:formula="of:=[.E54]-[.C54]" office:value-type="float" office:value="38400" calcext:value-type="float">
            <text:p>38400</text:p>
          </table:table-cell>
          <table:table-cell table:formula="of:=[.D23]*100" office:value-type="float" office:value="76400" calcext:value-type="float">
            <text:p>76400</text:p>
          </table:table-cell>
          <table:table-cell table:number-columns-repeated="2"/>
          <table:table-cell table:formula="of:=[.R23]*[.$C$32]" office:value-type="float" office:value="2.96875E+036" calcext:value-type="float">
            <text:p>2.96875E+036</text:p>
          </table:table-cell>
          <table:table-cell table:formula="of:=[.J54]-[.H54]" office:value-type="float" office:value="2.8125E+035" calcext:value-type="float">
            <text:p>2.8125E+035</text:p>
          </table:table-cell>
          <table:table-cell table:formula="of:=[.S23]*[.$C$32]" office:value-type="float" office:value="3.25E+036" calcext:value-type="float">
            <text:p>3.25E+036</text:p>
          </table:table-cell>
          <table:table-cell/>
          <table:table-cell table:formula="of:=LN([.H54]/[.C54])/5" office:value-type="float" office:value="14.6871725795756" calcext:value-type="float">
            <text:p>14.6871725795756</text:p>
          </table:table-cell>
          <table:table-cell table:formula="of:=LN([.I54]/[.D54])/5" office:value-type="float" office:value="14.2137478567493" calcext:value-type="float">
            <text:p>14.2137478567493</text:p>
          </table:table-cell>
          <table:table-cell/>
          <table:table-cell table:formula="of:=[.L54]/[.M54]" office:value-type="float" office:value="1.03330752223816" calcext:value-type="float">
            <text:p>1.03330752223816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formula="of:=[.C24]*100" office:value-type="float" office:value="33800" calcext:value-type="float">
            <text:p>33800</text:p>
          </table:table-cell>
          <table:table-cell table:formula="of:=[.E55]-[.C55]" office:value-type="float" office:value="46000" calcext:value-type="float">
            <text:p>46000</text:p>
          </table:table-cell>
          <table:table-cell table:formula="of:=[.D24]*100" office:value-type="float" office:value="79800" calcext:value-type="float">
            <text:p>79800</text:p>
          </table:table-cell>
          <table:table-cell table:number-columns-repeated="2"/>
          <table:table-cell table:formula="of:=[.R24]*[.$C$32]" office:value-type="float" office:value="2.46875E+036" calcext:value-type="float">
            <text:p>2.46875E+036</text:p>
          </table:table-cell>
          <table:table-cell table:formula="of:=[.J55]-[.H55]" office:value-type="float" office:value="3.4375E+035" calcext:value-type="float">
            <text:p>3.4375E+035</text:p>
          </table:table-cell>
          <table:table-cell table:formula="of:=[.S24]*[.$C$32]" office:value-type="float" office:value="2.8125E+036" calcext:value-type="float">
            <text:p>2.8125E+036</text:p>
          </table:table-cell>
          <table:table-cell/>
          <table:table-cell table:formula="of:=LN([.H55]/[.C55])/5" office:value-type="float" office:value="14.6737118431964" calcext:value-type="float">
            <text:p>14.6737118431964</text:p>
          </table:table-cell>
          <table:table-cell table:formula="of:=LN([.I55]/[.D55])/5" office:value-type="float" office:value="14.2177652084626" calcext:value-type="float">
            <text:p>14.2177652084626</text:p>
          </table:table-cell>
          <table:table-cell/>
          <table:table-cell table:formula="of:=[.L55]/[.M55]" office:value-type="float" office:value="1.03206879759573" calcext:value-type="float">
            <text:p>1.03206879759573</text:p>
          </table:table-cell>
          <table:table-cell/>
          <table:table-cell table:formula="of:= COUNT([.O48:.O56])" office:value-type="float" office:value="9" calcext:value-type="float">
            <text:p>9</text:p>
          </table:table-cell>
          <table:table-cell/>
          <table:table-cell office:value-type="string" calcext:value-type="string">
            <text:p>top of ci</text:p>
          </table:table-cell>
          <table:table-cell/>
        </table:table-row>
        <table:table-row table:style-name="ro1">
          <table:table-cell/>
          <table:covered-table-cell/>
          <table:table-cell table:formula="of:=[.C25]*100" office:value-type="float" office:value="41600" calcext:value-type="float">
            <text:p>41600</text:p>
          </table:table-cell>
          <table:table-cell table:formula="of:=[.E56]-[.C56]" office:value-type="float" office:value="46200" calcext:value-type="float">
            <text:p>46200</text:p>
          </table:table-cell>
          <table:table-cell table:formula="of:=[.D25]*100" office:value-type="float" office:value="87800" calcext:value-type="float">
            <text:p>87800</text:p>
          </table:table-cell>
          <table:table-cell table:number-columns-repeated="2"/>
          <table:table-cell table:formula="of:=[.R25]*[.$C$32]" office:value-type="float" office:value="3.28125E+036" calcext:value-type="float">
            <text:p>3.28125E+036</text:p>
          </table:table-cell>
          <table:table-cell table:formula="of:=[.J56]-[.H56]" office:value-type="float" office:value="4.0625E+035" calcext:value-type="float">
            <text:p>4.0625E+035</text:p>
          </table:table-cell>
          <table:table-cell table:formula="of:=[.S25]*[.$C$32]" office:value-type="float" office:value="3.6875E+036" calcext:value-type="float">
            <text:p>3.6875E+036</text:p>
          </table:table-cell>
          <table:table-cell/>
          <table:table-cell table:formula="of:=LN([.H56]/[.C56])/5" office:value-type="float" office:value="14.6890864697788" calcext:value-type="float">
            <text:p>14.6890864697788</text:p>
          </table:table-cell>
          <table:table-cell table:formula="of:=LN([.I56]/[.D56])/5" office:value-type="float" office:value="14.2503083450755" calcext:value-type="float">
            <text:p>14.2503083450755</text:p>
          </table:table-cell>
          <table:table-cell/>
          <table:table-cell table:formula="of:=[.L56]/[.M56]" office:value-type="float" office:value="1.03079078108895" calcext:value-type="float">
            <text:p>1.03079078108895</text:p>
          </table:table-cell>
          <table:table-cell table:number-columns-repeated="3"/>
          <table:table-cell table:formula="of:=[.S38]+[.S50]" office:value-type="float" office:value="0.004749366686061" calcext:value-type="float">
            <text:p>0.00474936668606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office:value-type="string" calcext:value-type="string">
            <text:p>T-score </text:p>
          </table:table-cell>
          <table:table-cell/>
        </table:table-row>
        <table:table-row table:style-name="ro1">
          <table:table-cell table:number-columns-repeated="14"/>
          <table:table-cell table:style-name="ce21" office:value-type="string" calcext:value-type="string" table:number-columns-spanned="3" table:number-rows-spanned="2">
            <text:p>Assuming T6SS does not have a cost: <text:s/>Calculations for the cost of the antibiotic:</text:p>
          </table:table-cell>
          <table:covered-table-cell table:style-name="ce13"/>
          <table:covered-table-cell table:style-name="ce15"/>
          <table:table-cell/>
          <table:table-cell table:formula="of:=[.S38]/([.S47]* SQRT(1/[.Q44] + 1/[.Q55]))" office:value-type="float" office:value="0.117144155136731" calcext:value-type="float">
            <text:p>0.117144155136731</text:p>
          </table:table-cell>
          <table:table-cell/>
        </table:table-row>
        <table:table-row table:style-name="ro1">
          <table:table-cell table:number-columns-repeated="14"/>
          <table:covered-table-cell table:style-name="ce20"/>
          <table:covered-table-cell/>
          <table:covered-table-cell table:style-name="ce26"/>
          <table:table-cell table:number-columns-repeated="3"/>
        </table:table-row>
        <table:table-row table:style-name="ro1">
          <table:table-cell table:number-columns-repeated="14"/>
          <table:table-cell table:style-name="ce10"/>
          <table:table-cell/>
          <table:table-cell table:style-name="ce16"/>
          <table:table-cell/>
          <table:table-cell office:value-type="string" calcext:value-type="string">
            <text:p>P = 0.906991</text:p>
          </table:table-cell>
          <table:table-cell/>
        </table:table-row>
        <table:table-row table:style-name="ro1">
          <table:table-cell table:number-columns-repeated="14"/>
          <table:table-cell table:style-name="ce10" office:value-type="string" calcext:value-type="string">
            <text:p>average antibiotic cost</text:p>
          </table:table-cell>
          <table:table-cell/>
          <table:table-cell table:style-name="ce16" office:value-type="string" calcext:value-type="string">
            <text:p>95% t statistic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table:formula="of:=AVERAGE([.O37:.O56])-1" office:value-type="float" office:value="0.0285798839382931" calcext:value-type="float">
            <text:p>0.0285798839382931</text:p>
          </table:table-cell>
          <table:table-cell/>
          <table:table-cell table:style-name="ce17" office:value-type="float" office:value="2.11" calcext:value-type="float">
            <text:p>2.11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office:value-type="string" calcext:value-type="string">
            <text:p>stdev antibiotic cost</text:p>
          </table:table-cell>
          <table:table-cell/>
          <table:table-cell table:style-name="ce16" office:value-type="string" calcext:value-type="string">
            <text:p>T-score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table:formula="of:=STDEV([.O37:.O56])" office:value-type="float" office:value="0.00437088802531205" calcext:value-type="float">
            <text:p>0.00437088802531205</text:p>
          </table:table-cell>
          <table:table-cell/>
          <table:table-cell table:style-name="ce16" table:formula="of:=[.O63]/([.O63]/SQRT(COUNT([.O37:.O56])))" office:value-type="float" office:value="4.24264068711929" calcext:value-type="float">
            <text:p>4.24264068711929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0" office:value-type="string" calcext:value-type="string">
            <text:p>95% ci </text:p>
          </table:table-cell>
          <table:table-cell/>
          <table:table-cell table:style-name="ce16" office:value-type="string" calcext:value-type="string">
            <text:p>P = .000274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2" table:formula="of:=[.Q63]*[.O65]/SQRT(COUNT([.O37:.O56]))" office:value-type="float" office:value="0.00217378147562868" calcext:value-type="float">
            <text:p>0.00217378147562868</text:p>
          </table:table-cell>
          <table:table-cell table:style-name="ce14"/>
          <table:table-cell table:style-name="ce18"/>
          <table:table-cell table:number-columns-repeated="3"/>
        </table:table-row>
      </table:table>
      <table:table table:name="Social Cost Competition Experiment" table:style-name="ta1"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ay 0</text:p>
          </table:table-cell>
          <table:table-cell table:number-columns-repeated="2"/>
          <table:table-cell office:value-type="string" calcext:value-type="string">
            <text:p>day 1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ole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6">
            <text:p>Mixture 1 (CZ0001 and CZ0004)</text:p>
          </table:table-cell>
          <table:table-cell office:value-type="float" office:value="370" calcext:value-type="float">
            <text:p>37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covered-table-cell/>
          <table:table-cell office:value-type="float" office:value="302" calcext:value-type="float">
            <text:p>30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covered-table-cell/>
          <table:table-cell office:value-type="float" office:value="342" calcext:value-type="float">
            <text:p>34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office:value-type="float" office:value="265" calcext:value-type="float">
            <text:p>265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covered-table-cell/>
          <table:table-cell office:value-type="float" office:value="334" calcext:value-type="float">
            <text:p>33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covered-table-cell/>
          <table:table-cell office:value-type="float" office:value="354" calcext:value-type="float">
            <text:p>354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covered-table-cell/>
          <table:table-cell office:value-type="float" office:value="232" calcext:value-type="float">
            <text:p>232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5" office:value-type="string" calcext:value-type="string" table:number-columns-spanned="1" table:number-rows-spanned="6">
            <text:p>Mixture 2 (CZ0002 and CZ0003)</text:p>
          </table:table-cell>
          <table:table-cell office:value-type="float" office:value="274" calcext:value-type="float">
            <text:p>274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covered-table-cell/>
          <table:table-cell office:value-type="float" office:value="321" calcext:value-type="float">
            <text:p>321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covered-table-cell/>
          <table:table-cell office:value-type="float" office:value="279" calcext:value-type="float">
            <text:p>279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covered-table-cell/>
          <table:table-cell office:value-type="float" office:value="345" calcext:value-type="float">
            <text:p>34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covered-table-cell/>
          <table:table-cell office:value-type="float" office:value="264" calcext:value-type="float">
            <text:p>2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covered-table-cell/>
          <table:table-cell office:value-type="float" office:value="240" calcext:value-type="float">
            <text:p>240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Dilution Factor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300000" calcext:value-type="float">
            <text:p>300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300000" calcext:value-type="float">
            <text:p>300000</text:p>
          </table:table-cell>
          <table:table-cell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OTAL DILUTION mix1</text:p>
          </table:table-cell>
          <table:covered-table-cell/>
          <table:table-cell/>
          <table:table-cell office:value-type="string" calcext:value-type="string" table:number-columns-spanned="2" table:number-rows-spanned="1">
            <text:p>TOTAL DILUTION mix2</text:p>
          </table:table-cell>
          <table:covered-table-cell/>
          <table:table-cell table:number-columns-repeated="12"/>
        </table:table-row>
        <table:table-row table:style-name="ro1">
          <table:table-cell table:number-columns-repeated="2"/>
          <table:table-cell table:formula="of:=PRODUCT([.D26:.R26])" office:value-type="float" office:value="4.05E+072" calcext:value-type="float" table:number-columns-spanned="2" table:number-rows-spanned="1">
            <text:p>4.05E+072</text:p>
          </table:table-cell>
          <table:covered-table-cell/>
          <table:table-cell/>
          <table:table-cell table:formula="of:=PRODUCT([.D27:.R27])" office:value-type="float" office:value="1.215E+072" calcext:value-type="float" table:number-columns-spanned="2" table:number-rows-spanned="1">
            <text:p>1.215E+072</text:p>
          </table:table-cell>
          <table:covered-table-cell/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quantity of bacteria in solution (start of week)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quantity of bacteria in solution (end of week) </text:p>
          </table:table-cell>
          <table:covered-table-cell table:number-columns-repeated="2"/>
          <table:table-cell/>
          <table:table-cell office:value-type="string" calcext:value-type="string">
            <text:p>Malthusian – Blue (mBlue) </text:p>
          </table:table-cell>
          <table:table-cell office:value-type="string" calcext:value-type="string">
            <text:p>Malthusian – White (mWhite) </text:p>
          </table:table-cell>
          <table:table-cell/>
          <table:table-cell office:value-type="string" calcext:value-type="string">
            <text:p>mBlue/mWhi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o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6">
            <text:p>Mixture 1</text:p>
          </table:table-cell>
          <table:table-cell table:formula="of:=[.C6]*100" office:value-type="float" office:value="37000" calcext:value-type="float">
            <text:p>37000</text:p>
          </table:table-cell>
          <table:table-cell table:formula="of:=[.E37]-[.C37]" office:value-type="float" office:value="28800" calcext:value-type="float">
            <text:p>28800</text:p>
          </table:table-cell>
          <table:table-cell table:formula="of:=[.D6]*100" office:value-type="float" office:value="65800" calcext:value-type="float">
            <text:p>65800</text:p>
          </table:table-cell>
          <table:table-cell table:number-columns-repeated="2"/>
          <table:table-cell table:formula="of:=[.R6]*[.$C$32]" office:value-type="float" office:value="1.4742E+075" calcext:value-type="float">
            <text:p>1.4742E+075</text:p>
          </table:table-cell>
          <table:table-cell table:formula="of:=[.J37]-[.H37]" office:value-type="float" office:value="1.3365E+074" calcext:value-type="float">
            <text:p>1.3365E+074</text:p>
          </table:table-cell>
          <table:table-cell table:formula="of:=[.S6]*[.$C$32]" office:value-type="float" office:value="1.60785E+075" calcext:value-type="float">
            <text:p>1.60785E+075</text:p>
          </table:table-cell>
          <table:table-cell/>
          <table:table-cell table:formula="of:=LN([.H37]/[.C37])/5" office:value-type="float" office:value="32.51266485054" calcext:value-type="float">
            <text:p>32.51266485054</text:p>
          </table:table-cell>
          <table:table-cell table:formula="of:=LN([.I37]/[.D37])/5" office:value-type="float" office:value="32.0826440944064" calcext:value-type="float">
            <text:p>32.0826440944064</text:p>
          </table:table-cell>
          <table:table-cell/>
          <table:table-cell table:formula="of:=[.L37]/[.M37]" office:value-type="float" office:value="1.01340353229205" calcext:value-type="float">
            <text:p>1.01340353229205</text:p>
          </table:table-cell>
          <table:table-cell/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difference in averages </text:p>
          </table:table-cell>
        </table:table-row>
        <table:table-row table:style-name="ro1">
          <table:table-cell/>
          <table:covered-table-cell/>
          <table:table-cell table:formula="of:=[.C7]*100" office:value-type="float" office:value="30200" calcext:value-type="float">
            <text:p>30200</text:p>
          </table:table-cell>
          <table:table-cell table:formula="of:=[.E38]-[.C38]" office:value-type="float" office:value="29800" calcext:value-type="float">
            <text:p>29800</text:p>
          </table:table-cell>
          <table:table-cell table:formula="of:=[.D7]*100" office:value-type="float" office:value="60000" calcext:value-type="float">
            <text:p>60000</text:p>
          </table:table-cell>
          <table:table-cell table:number-columns-repeated="2"/>
          <table:table-cell table:formula="of:=[.R7]*[.$C$32]" office:value-type="float" office:value="4.6575E+074" calcext:value-type="float">
            <text:p>4.6575E+074</text:p>
          </table:table-cell>
          <table:table-cell table:formula="of:=[.J38]-[.H38]" office:value-type="float" office:value="1.62E+073" calcext:value-type="float">
            <text:p>1.62E+073</text:p>
          </table:table-cell>
          <table:table-cell table:formula="of:=[.S7]*[.$C$32]" office:value-type="float" office:value="4.8195E+074" calcext:value-type="float">
            <text:p>4.8195E+074</text:p>
          </table:table-cell>
          <table:table-cell/>
          <table:table-cell table:formula="of:=LN([.H38]/[.C38])/5" office:value-type="float" office:value="32.322835700338" calcext:value-type="float">
            <text:p>32.322835700338</text:p>
          </table:table-cell>
          <table:table-cell table:formula="of:=LN([.I38]/[.D38])/5" office:value-type="float" office:value="31.6537748530632" calcext:value-type="float">
            <text:p>31.6537748530632</text:p>
          </table:table-cell>
          <table:table-cell/>
          <table:table-cell table:formula="of:=[.L38]/[.M38]" office:value-type="float" office:value="1.02113684230019" calcext:value-type="float">
            <text:p>1.02113684230019</text:p>
          </table:table-cell>
          <table:table-cell/>
          <table:table-cell table:formula="of:=AVERAGE([.O37:.O45])" office:value-type="float" office:value="1.01384899655011" calcext:value-type="float">
            <text:p>1.01384899655011</text:p>
          </table:table-cell>
          <table:table-cell/>
          <table:table-cell table:formula="of:= [.Q49]-[.Q38]" office:value-type="float" office:value="0.00117045794489945" calcext:value-type="float">
            <text:p>0.00117045794489945</text:p>
          </table:table-cell>
        </table:table-row>
        <table:table-row table:style-name="ro1">
          <table:table-cell/>
          <table:covered-table-cell/>
          <table:table-cell table:formula="of:=[.C8]*100" office:value-type="float" office:value="34200" calcext:value-type="float">
            <text:p>34200</text:p>
          </table:table-cell>
          <table:table-cell table:formula="of:=[.E39]-[.C39]" office:value-type="float" office:value="25200" calcext:value-type="float">
            <text:p>25200</text:p>
          </table:table-cell>
          <table:table-cell table:formula="of:=[.D8]*100" office:value-type="float" office:value="59400" calcext:value-type="float">
            <text:p>59400</text:p>
          </table:table-cell>
          <table:table-cell table:number-columns-repeated="2"/>
          <table:table-cell table:formula="of:=[.R8]*[.$C$32]" office:value-type="float" office:value="1.4256E+075" calcext:value-type="float">
            <text:p>1.4256E+075</text:p>
          </table:table-cell>
          <table:table-cell table:formula="of:=[.J39]-[.H39]" office:value-type="float" office:value="1.782E+074" calcext:value-type="float">
            <text:p>1.782E+074</text:p>
          </table:table-cell>
          <table:table-cell table:formula="of:=[.S8]*[.$C$32]" office:value-type="float" office:value="1.6038E+075" calcext:value-type="float">
            <text:p>1.6038E+075</text:p>
          </table:table-cell>
          <table:table-cell/>
          <table:table-cell table:formula="of:=LN([.H39]/[.C39])/5" office:value-type="float" office:value="32.5216987658474" calcext:value-type="float">
            <text:p>32.5216987658474</text:p>
          </table:table-cell>
          <table:table-cell table:formula="of:=LN([.I39]/[.D39])/5" office:value-type="float" office:value="32.1668867874217" calcext:value-type="float">
            <text:p>32.1668867874217</text:p>
          </table:table-cell>
          <table:table-cell/>
          <table:table-cell table:formula="of:=[.L39]/[.M39]" office:value-type="float" office:value="1.01103034871763" calcext:value-type="float">
            <text:p>1.01103034871763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formula="of:=[.C9]*100" office:value-type="float" office:value="33400" calcext:value-type="float">
            <text:p>33400</text:p>
          </table:table-cell>
          <table:table-cell table:formula="of:=[.E40]-[.C40]" office:value-type="float" office:value="26800" calcext:value-type="float">
            <text:p>26800</text:p>
          </table:table-cell>
          <table:table-cell table:formula="of:=[.D9]*100" office:value-type="float" office:value="60200" calcext:value-type="float">
            <text:p>60200</text:p>
          </table:table-cell>
          <table:table-cell table:number-columns-repeated="2"/>
          <table:table-cell table:formula="of:=[.R9]*[.$C$32]" office:value-type="float" office:value="1.72935E+075" calcext:value-type="float">
            <text:p>1.72935E+075</text:p>
          </table:table-cell>
          <table:table-cell table:formula="of:=[.J40]-[.H40]" office:value-type="float" office:value="2.268E+074" calcext:value-type="float">
            <text:p>2.268E+074</text:p>
          </table:table-cell>
          <table:table-cell table:formula="of:=[.S9]*[.$C$32]" office:value-type="float" office:value="1.95615E+075" calcext:value-type="float">
            <text:p>1.95615E+075</text:p>
          </table:table-cell>
          <table:table-cell/>
          <table:table-cell table:formula="of:=LN([.H40]/[.C40])/5" office:value-type="float" office:value="32.5650632821907" calcext:value-type="float">
            <text:p>32.5650632821907</text:p>
          </table:table-cell>
          <table:table-cell table:formula="of:=LN([.I40]/[.D40])/5" office:value-type="float" office:value="32.2028076201852" calcext:value-type="float">
            <text:p>32.2028076201852</text:p>
          </table:table-cell>
          <table:table-cell/>
          <table:table-cell table:formula="of:=[.L40]/[.M40]" office:value-type="float" office:value="1.01124919498567" calcext:value-type="float">
            <text:p>1.01124919498567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degrees of freedom</text:p>
          </table:table-cell>
        </table:table-row>
        <table:table-row table:style-name="ro1">
          <table:table-cell/>
          <table:covered-table-cell/>
          <table:table-cell table:formula="of:=[.C10]*100" office:value-type="float" office:value="35400" calcext:value-type="float">
            <text:p>35400</text:p>
          </table:table-cell>
          <table:table-cell table:formula="of:=[.E41]-[.C41]" office:value-type="float" office:value="30400" calcext:value-type="float">
            <text:p>30400</text:p>
          </table:table-cell>
          <table:table-cell table:formula="of:=[.D10]*100" office:value-type="float" office:value="65800" calcext:value-type="float">
            <text:p>65800</text:p>
          </table:table-cell>
          <table:table-cell table:number-columns-repeated="2"/>
          <table:table-cell table:formula="of:=[.R10]*[.$C$32]" office:value-type="float" office:value="3.807E+074" calcext:value-type="float">
            <text:p>3.807E+074</text:p>
          </table:table-cell>
          <table:table-cell table:formula="of:=[.J41]-[.H41]" office:value-type="float" office:value="3.645E+073" calcext:value-type="float">
            <text:p>3.645E+073</text:p>
          </table:table-cell>
          <table:table-cell table:formula="of:=[.S10]*[.$C$32]" office:value-type="float" office:value="4.1715E+074" calcext:value-type="float">
            <text:p>4.1715E+074</text:p>
          </table:table-cell>
          <table:table-cell/>
          <table:table-cell table:formula="of:=LN([.H41]/[.C41])/5" office:value-type="float" office:value="32.2507342519676" calcext:value-type="float">
            <text:p>32.2507342519676</text:p>
          </table:table-cell>
          <table:table-cell table:formula="of:=LN([.I41]/[.D41])/5" office:value-type="float" office:value="31.8119740533263" calcext:value-type="float">
            <text:p>31.8119740533263</text:p>
          </table:table-cell>
          <table:table-cell/>
          <table:table-cell table:formula="of:=[.L41]/[.M41]" office:value-type="float" office:value="1.01379229713647" calcext:value-type="float">
            <text:p>1.01379229713647</text:p>
          </table:table-cell>
          <table:table-cell/>
          <table:table-cell table:formula="of:=STDEV([.O37:.O45])" office:value-type="float" office:value="0.00373864729250717" calcext:value-type="float">
            <text:p>0.00373864729250717</text:p>
          </table:table-cell>
          <table:table-cell/>
          <table:table-cell table:formula="of:=SUM([.Q44];[.Q55])-2"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table:formula="of:=[.C11]*100" office:value-type="float" office:value="23200" calcext:value-type="float">
            <text:p>23200</text:p>
          </table:table-cell>
          <table:table-cell table:formula="of:=[.E42]-[.C42]" office:value-type="float" office:value="22400" calcext:value-type="float">
            <text:p>22400</text:p>
          </table:table-cell>
          <table:table-cell table:formula="of:=[.D11]*100" office:value-type="float" office:value="45600" calcext:value-type="float">
            <text:p>45600</text:p>
          </table:table-cell>
          <table:table-cell table:number-columns-repeated="2"/>
          <table:table-cell table:formula="of:=[.R11]*[.$C$32]" office:value-type="float" office:value="4.941E+074" calcext:value-type="float">
            <text:p>4.941E+074</text:p>
          </table:table-cell>
          <table:table-cell table:formula="of:=[.J42]-[.H42]" office:value-type="float" office:value="6.48E+073" calcext:value-type="float">
            <text:p>6.48E+073</text:p>
          </table:table-cell>
          <table:table-cell table:formula="of:=[.S11]*[.$C$32]" office:value-type="float" office:value="5.589E+074" calcext:value-type="float">
            <text:p>5.589E+074</text:p>
          </table:table-cell>
          <table:table-cell/>
          <table:table-cell table:formula="of:=LN([.H42]/[.C42])/5" office:value-type="float" office:value="32.3873914127537" calcext:value-type="float">
            <text:p>32.3873914127537</text:p>
          </table:table-cell>
          <table:table-cell table:formula="of:=LN([.I42]/[.D42])/5" office:value-type="float" office:value="31.9881232122173" calcext:value-type="float">
            <text:p>31.9881232122173</text:p>
          </table:table-cell>
          <table:table-cell/>
          <table:table-cell table:formula="of:=[.L42]/[.M42]" office:value-type="float" office:value="1.01248176386866" calcext:value-type="float">
            <text:p>1.01248176386866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95% t statistic</text:p>
          </table:table-cell>
        </table:table-row>
        <table:table-row table:style-name="ro1">
          <table:table-cell table:number-columns-repeated="16"/>
          <table:table-cell table:formula="of:= COUNT([.O37:.O45])" office:value-type="float" office:value="6" calcext:value-type="float">
            <text:p>6</text:p>
          </table:table-cell>
          <table:table-cell/>
          <table:table-cell office:value-type="float" office:value="2.262" calcext:value-type="float">
            <text:p>2.26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pooled standard deviation</text:p>
          </table:table-cell>
        </table:table-row>
        <table:table-row table:style-name="ro1">
          <table:table-cell table:number-columns-repeated="18"/>
          <table:table-cell table:formula="of:=SQRT((([.Q44]-1)*[.Q41]^2 +([.Q55]-1)*[.Q52]^2)/([.S41]))" office:value-type="float" office:value="0.00547052798266706" calcext:value-type="float">
            <text:p>0.00547052798266706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Mixture 2</text:p>
          </table:table-cell>
          <table:table-cell table:formula="of:=[.C14]*100" office:value-type="float" office:value="27400" calcext:value-type="float">
            <text:p>27400</text:p>
          </table:table-cell>
          <table:table-cell table:formula="of:=[.E48]-[.C48]" office:value-type="float" office:value="26000" calcext:value-type="float">
            <text:p>26000</text:p>
          </table:table-cell>
          <table:table-cell table:formula="of:=[.D14]*100" office:value-type="float" office:value="53400" calcext:value-type="float">
            <text:p>53400</text:p>
          </table:table-cell>
          <table:table-cell table:number-columns-repeated="2"/>
          <table:table-cell table:formula="of:=[.R14]*[.$F$32]" office:value-type="float" office:value="1.17855E+074" calcext:value-type="float">
            <text:p>1.17855E+074</text:p>
          </table:table-cell>
          <table:table-cell table:formula="of:=[.J48]-[.H48]" office:value-type="float" office:value="1.215E+073" calcext:value-type="float">
            <text:p>1.215E+073</text:p>
          </table:table-cell>
          <table:table-cell table:formula="of:=[.S14]*[.$F$32]" office:value-type="float" office:value="1.30005E+074" calcext:value-type="float">
            <text:p>1.30005E+074</text:p>
          </table:table-cell>
          <table:table-cell/>
          <table:table-cell table:formula="of:=LN([.H48]/[.C48])/5" office:value-type="float" office:value="32.0674566916982" calcext:value-type="float">
            <text:p>32.0674566916982</text:p>
          </table:table-cell>
          <table:table-cell table:formula="of:=LN([.I48]/[.D48])/5" office:value-type="float" office:value="31.6235208096708" calcext:value-type="float">
            <text:p>31.6235208096708</text:p>
          </table:table-cell>
          <table:table-cell/>
          <table:table-cell table:formula="of:=[.L48]/[.M48]" office:value-type="float" office:value="1.01403815484997" calcext:value-type="float">
            <text:p>1.01403815484997</text:p>
          </table:table-cell>
          <table:table-cell/>
          <table:table-cell office:value-type="string" calcext:value-type="string">
            <text:p>average 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formula="of:=[.C15]*100" office:value-type="float" office:value="32100" calcext:value-type="float">
            <text:p>32100</text:p>
          </table:table-cell>
          <table:table-cell table:formula="of:=[.E49]-[.C49]" office:value-type="float" office:value="24000" calcext:value-type="float">
            <text:p>24000</text:p>
          </table:table-cell>
          <table:table-cell table:formula="of:=[.D15]*100" office:value-type="float" office:value="56100" calcext:value-type="float">
            <text:p>56100</text:p>
          </table:table-cell>
          <table:table-cell table:number-columns-repeated="2"/>
          <table:table-cell table:formula="of:=[.R15]*[.$F$32]" office:value-type="float" office:value="6.9255E+073" calcext:value-type="float">
            <text:p>6.9255E+073</text:p>
          </table:table-cell>
          <table:table-cell table:formula="of:=[.J49]-[.H49]" office:value-type="float" office:value="2.43E+072" calcext:value-type="float">
            <text:p>2.43E+072</text:p>
          </table:table-cell>
          <table:table-cell table:formula="of:=[.S15]*[.$F$32]" office:value-type="float" office:value="7.1685E+073" calcext:value-type="float">
            <text:p>7.1685E+073</text:p>
          </table:table-cell>
          <table:table-cell/>
          <table:table-cell table:formula="of:=LN([.H49]/[.C49])/5" office:value-type="float" office:value="31.929462146216" calcext:value-type="float">
            <text:p>31.929462146216</text:p>
          </table:table-cell>
          <table:table-cell table:formula="of:=LN([.I49]/[.D49])/5" office:value-type="float" office:value="31.3176417687187" calcext:value-type="float">
            <text:p>31.3176417687187</text:p>
          </table:table-cell>
          <table:table-cell/>
          <table:table-cell table:formula="of:=[.L49]/[.M49]" office:value-type="float" office:value="1.01953596576701" calcext:value-type="float">
            <text:p>1.01953596576701</text:p>
          </table:table-cell>
          <table:table-cell/>
          <table:table-cell table:formula="of:=AVERAGE([.O48:.O56])" office:value-type="float" office:value="1.01501945449501" calcext:value-type="float">
            <text:p>1.01501945449501</text:p>
          </table:table-cell>
          <table:table-cell/>
          <table:table-cell office:value-type="string" calcext:value-type="string">
            <text:p>95% confidence range</text:p>
          </table:table-cell>
        </table:table-row>
        <table:table-row table:style-name="ro1">
          <table:table-cell/>
          <table:covered-table-cell/>
          <table:table-cell table:formula="of:=[.C16]*100" office:value-type="float" office:value="27900" calcext:value-type="float">
            <text:p>27900</text:p>
          </table:table-cell>
          <table:table-cell table:formula="of:=[.E50]-[.C50]" office:value-type="float" office:value="27300" calcext:value-type="float">
            <text:p>27300</text:p>
          </table:table-cell>
          <table:table-cell table:formula="of:=[.D16]*100" office:value-type="float" office:value="55200" calcext:value-type="float">
            <text:p>55200</text:p>
          </table:table-cell>
          <table:table-cell table:number-columns-repeated="2"/>
          <table:table-cell table:formula="of:=[.R16]*[.$F$32]" office:value-type="float" office:value="5.1273E+074" calcext:value-type="float">
            <text:p>5.1273E+074</text:p>
          </table:table-cell>
          <table:table-cell table:formula="of:=[.J50]-[.H50]" office:value-type="float" office:value="1.0935E+073" calcext:value-type="float">
            <text:p>1.0935E+073</text:p>
          </table:table-cell>
          <table:table-cell table:formula="of:=[.S16]*[.$F$32]" office:value-type="float" office:value="5.23665E+074" calcext:value-type="float">
            <text:p>5.23665E+074</text:p>
          </table:table-cell>
          <table:table-cell/>
          <table:table-cell table:formula="of:=LN([.H50]/[.C50])/5" office:value-type="float" office:value="32.3578988237181" calcext:value-type="float">
            <text:p>32.3578988237181</text:p>
          </table:table-cell>
          <table:table-cell table:formula="of:=LN([.I50]/[.D50])/5" office:value-type="float" office:value="31.5926906737054" calcext:value-type="float">
            <text:p>31.5926906737054</text:p>
          </table:table-cell>
          <table:table-cell/>
          <table:table-cell table:formula="of:=[.L50]/[.M50]" office:value-type="float" office:value="1.02422105030293" calcext:value-type="float">
            <text:p>1.02422105030293</text:p>
          </table:table-cell>
          <table:table-cell table:number-columns-repeated="3"/>
          <table:table-cell table:formula="of:=[.S44]*[.S47]*SQRT((1/[.Q44])+(1/[.Q55]))" office:value-type="float" office:value="0.00749303152308115" calcext:value-type="float">
            <text:p>0.00749303152308115</text:p>
          </table:table-cell>
        </table:table-row>
        <table:table-row table:style-name="ro1">
          <table:table-cell/>
          <table:covered-table-cell/>
          <table:table-cell table:formula="of:=[.C17]*100" office:value-type="float" office:value="34500" calcext:value-type="float">
            <text:p>34500</text:p>
          </table:table-cell>
          <table:table-cell table:formula="of:=[.E51]-[.C51]" office:value-type="float" office:value="25500" calcext:value-type="float">
            <text:p>25500</text:p>
          </table:table-cell>
          <table:table-cell table:formula="of:=[.D17]*100" office:value-type="float" office:value="60000" calcext:value-type="float">
            <text:p>60000</text:p>
          </table:table-cell>
          <table:table-cell table:number-columns-repeated="2"/>
          <table:table-cell office:value-type="string" calcext:value-type="string" table:number-columns-spanned="8" table:number-rows-spanned="1">
            <text:p>omitted due to no white cells </text:p>
          </table:table-cell>
          <table:covered-table-cell table:number-columns-repeated="7"/>
          <table:table-cell/>
          <table:table-cell office:value-type="string" calcext:value-type="string">
            <text:p>standard deviation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formula="of:=[.C18]*100" office:value-type="float" office:value="26400" calcext:value-type="float">
            <text:p>26400</text:p>
          </table:table-cell>
          <table:table-cell table:formula="of:=[.E52]-[.C52]" office:value-type="float" office:value="9600" calcext:value-type="float">
            <text:p>9600</text:p>
          </table:table-cell>
          <table:table-cell table:formula="of:=[.D18]*100" office:value-type="float" office:value="36000" calcext:value-type="float">
            <text:p>36000</text:p>
          </table:table-cell>
          <table:table-cell table:number-columns-repeated="2"/>
          <table:table-cell table:formula="of:=[.R18]*[.$F$32]" office:value-type="float" office:value="2.1627E+074" calcext:value-type="float">
            <text:p>2.1627E+074</text:p>
          </table:table-cell>
          <table:table-cell table:formula="of:=[.J52]-[.H52]" office:value-type="float" office:value="1.3365E+073" calcext:value-type="float">
            <text:p>1.3365E+073</text:p>
          </table:table-cell>
          <table:table-cell table:formula="of:=[.S18]*[.$F$32]" office:value-type="float" office:value="2.29635E+074" calcext:value-type="float">
            <text:p>2.29635E+074</text:p>
          </table:table-cell>
          <table:table-cell/>
          <table:table-cell table:formula="of:=LN([.H52]/[.C52])/5" office:value-type="float" office:value="32.1963070067043" calcext:value-type="float">
            <text:p>32.1963070067043</text:p>
          </table:table-cell>
          <table:table-cell table:formula="of:=LN([.I52]/[.D52])/5" office:value-type="float" office:value="31.8418495335413" calcext:value-type="float">
            <text:p>31.8418495335413</text:p>
          </table:table-cell>
          <table:table-cell/>
          <table:table-cell table:formula="of:=[.L52]/[.M52]" office:value-type="float" office:value="1.01113181169924" calcext:value-type="float">
            <text:p>1.01113181169924</text:p>
          </table:table-cell>
          <table:table-cell/>
          <table:table-cell table:formula="of:=STDEV([.O48:.O56])" office:value-type="float" office:value="0.0070613856606447" calcext:value-type="float">
            <text:p>0.0070613856606447</text:p>
          </table:table-cell>
          <table:table-cell/>
          <table:table-cell office:value-type="string" calcext:value-type="string">
            <text:p>bottom of ci</text:p>
          </table:table-cell>
        </table:table-row>
        <table:table-row table:style-name="ro1">
          <table:table-cell/>
          <table:covered-table-cell/>
          <table:table-cell table:formula="of:=[.C19]*100" office:value-type="float" office:value="24000" calcext:value-type="float">
            <text:p>24000</text:p>
          </table:table-cell>
          <table:table-cell table:formula="of:=[.E53]-[.C53]" office:value-type="float" office:value="25200" calcext:value-type="float">
            <text:p>25200</text:p>
          </table:table-cell>
          <table:table-cell table:formula="of:=[.D19]*100" office:value-type="float" office:value="49200" calcext:value-type="float">
            <text:p>49200</text:p>
          </table:table-cell>
          <table:table-cell table:number-columns-repeated="2"/>
          <table:table-cell table:formula="of:=[.R19]*[.$F$32]" office:value-type="float" office:value="4.617E+073" calcext:value-type="float">
            <text:p>4.617E+073</text:p>
          </table:table-cell>
          <table:table-cell table:formula="of:=[.J53]-[.H53]" office:value-type="float" office:value="1.8225E+073" calcext:value-type="float">
            <text:p>1.8225E+073</text:p>
          </table:table-cell>
          <table:table-cell table:formula="of:=[.S19]*[.$F$32]" office:value-type="float" office:value="6.4395E+073" calcext:value-type="float">
            <text:p>6.4395E+073</text:p>
          </table:table-cell>
          <table:table-cell/>
          <table:table-cell table:formula="of:=LN([.H53]/[.C53])/5" office:value-type="float" office:value="31.906529564552" calcext:value-type="float">
            <text:p>31.906529564552</text:p>
          </table:table-cell>
          <table:table-cell table:formula="of:=LN([.I53]/[.D53])/5" office:value-type="float" office:value="31.7108643399933" calcext:value-type="float">
            <text:p>31.7108643399933</text:p>
          </table:table-cell>
          <table:table-cell/>
          <table:table-cell table:formula="of:=[.L53]/[.M53]" office:value-type="float" office:value="1.0061702898559" calcext:value-type="float">
            <text:p>1.0061702898559</text:p>
          </table:table-cell>
          <table:table-cell table:number-columns-repeated="3"/>
          <table:table-cell table:formula="of:=[.S38]-[.S50]" office:value-type="float" office:value="-0.0063225735781817" calcext:value-type="float">
            <text:p>-0.006322573578181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COUNT([.O48:.O56])" office:value-type="float" office:value="5" calcext:value-type="float">
            <text:p>5</text:p>
          </table:table-cell>
          <table:table-cell/>
          <table:table-cell office:value-type="string" calcext:value-type="string">
            <text:p>top of ci</text:p>
          </table:table-cell>
        </table:table-row>
        <table:table-row table:style-name="ro1">
          <table:table-cell table:number-columns-repeated="18"/>
          <table:table-cell table:formula="of:=[.S38]+[.S50]" office:value-type="float" office:value="0.0086634894679806" calcext:value-type="float">
            <text:p>0.008663489467980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T-score </text:p>
          </table:table-cell>
        </table:table-row>
        <table:table-row table:style-name="ro1">
          <table:table-cell table:number-columns-repeated="18"/>
          <table:table-cell table:formula="of:=[.S38]/([.S47]* SQRT(1/[.Q44] + 1/[.Q55]))" office:value-type="float" office:value="0.353338413592296" calcext:value-type="float">
            <text:p>0.35333841359229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P = 0.731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0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1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number:number-style style:name="N134">
      <number:number number:decimal-places="5" number:min-decimal-places="5" number:min-integer-digits="1" number:grouping="true"/>
    </number:number-style>
    <number:number-style style:name="N135">
      <number:number number:decimal-places="6" number:min-decimal-places="6" number:min-integer-digits="1" number:grouping="true"/>
    </number:number-style>
    <number:number-style style:name="N136">
      <number:number number:decimal-places="7" number:min-decimal-places="7" number:min-integer-digits="1" number:grouping="true"/>
    </number:number-style>
    <number:number-style style:name="N137">
      <number:number number:decimal-places="8" number:min-decimal-places="8" number:min-integer-digits="1" number:grouping="true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in" fo:page-height="1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3:25:42.466000000</meta:creation-date>
    <dc:date>2023-03-23T19:33:32.052000000</dc:date>
    <meta:editing-duration>P2DT51M44S</meta:editing-duration>
    <meta:editing-cycles>22</meta:editing-cycles>
    <meta:generator>LibreOffice/7.5.0.3$Windows_X86_64 LibreOffice_project/c21113d003cd3efa8c53188764377a8272d9d6de</meta:generator>
    <meta:document-statistic meta:table-count="3" meta:cell-count="850" meta:object-count="0"/>
    <meta:user-defined meta:name=""/>
    <meta:user-defined meta:name="ProgId">Excel.Sheet</meta:user-defined>
  </office:meta>
</office:document-meta>
</file>